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paragraph-rsid="000240f7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 style:master-page-name="Standard">
      <style:paragraph-properties fo:line-height="150%" fo:text-align="center" style:justify-single-word="false" style:page-number="1"/>
      <style:text-properties officeooo:paragraph-rsid="000240f7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240f7"/>
    </style:style>
    <style:style style:name="P4" style:family="paragraph" style:parent-style-name="Standard">
      <style:paragraph-properties fo:line-height="150%"/>
      <style:text-properties officeooo:paragraph-rsid="000240f7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47985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240f7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0240f7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240f7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rsid="000240f7" officeooo:paragraph-rsid="000240f7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240f7" officeooo:paragraph-rsid="000240f7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officeooo:rsid="000240f7" officeooo:paragraph-rsid="000240f7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language="ru" fo:country="RU" officeooo:rsid="000240f7" officeooo:paragraph-rsid="000240f7"/>
    </style:style>
    <style:style style:name="P13" style:family="paragraph" style:parent-style-name="Standard">
      <style:paragraph-properties fo:line-height="150%" fo:text-align="start" style:justify-single-word="false"/>
      <style:text-properties fo:language="ru" fo:country="RU" officeooo:rsid="000240f7" officeooo:paragraph-rsid="000240f7"/>
    </style:style>
    <style:style style:name="P14" style:family="paragraph" style:parent-style-name="Standard">
      <style:paragraph-properties fo:line-height="150%" fo:text-align="start" style:justify-single-word="false"/>
      <style:text-properties fo:language="ru" fo:country="RU" officeooo:rsid="0002c653" officeooo:paragraph-rsid="0002c653"/>
    </style:style>
    <style:style style:name="P15" style:family="paragraph" style:parent-style-name="Standard">
      <style:paragraph-properties fo:line-height="150%" fo:text-align="justify" style:justify-single-word="false"/>
      <style:text-properties fo:language="ru" fo:country="RU" officeooo:rsid="00086aac" officeooo:paragraph-rsid="00086aac"/>
    </style:style>
    <style:style style:name="P16" style:family="paragraph" style:parent-style-name="Standard">
      <style:paragraph-properties fo:line-height="150%" fo:text-align="center" style:justify-single-word="false"/>
      <style:text-properties officeooo:rsid="00086aac" officeooo:paragraph-rsid="00086aac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c653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a47c2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0240f7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47985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86aac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240f7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1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5"><text:span text:style-name="T1">МИНИСТЕРСТВО </text:span><text:span text:style-name="T5">НАУКИ И ВЫСШЕГО </text:span><text:span text:style-name="T1">ОБРАЗОВАНИЯ </text:span><text:span text:style-name="T5">РФ</text:span></text:p>
      <text:p text:style-name="P3" loext:marker-style-name="T9"><text:span text:style-name="T1">ФЕДЕРАЛЬНОЕ ГОСУДАРСТВЕННОЕ БЮДЖЕТНОЕ ОБРАЗОВАТЕЛЬНОЕ УЧРЕЖДЕНИЕ ВЫСШЕГО ОБРАЗОВАНИЯ</text:span><text:span text:style-name="T9"> </text:span></text:p>
      <text:p text:style-name="P6" loext:marker-style-name="T9"/>
      <text:p text:style-name="P3" loext:marker-style-name="T9"><text:span text:style-name="T9">Московский авиационный институт</text:span></text:p>
      <text:p text:style-name="P3" loext:marker-style-name="T9"><text:span text:style-name="T9">(национальный исследовательский университет)</text:span></text:p>
      <text:p text:style-name="P6" loext:marker-style-name="T9"/>
      <text:p text:style-name="P3" loext:marker-style-name="T1"><text:span text:style-name="T1">Институт №</text:span><text:span text:style-name="T5"> </text:span><text:span text:style-name="T1">8 «Компьютерные науки и прикладная математика»</text:span></text:p>
      <text:p text:style-name="P3" loext:marker-style-name="T9"><text:span text:style-name="T1">Кафедра 806 «Вычислительная математика и программирование»</text:span></text:p>
      <text:p text:style-name="P6" loext:marker-style-name="T9"/>
      <text:p text:style-name="P6" loext:marker-style-name="T9"/>
      <text:p text:style-name="P3" loext:marker-style-name="T13"><text:span text:style-name="T12">ОТЧЁ</text:span><text:span text:style-name="T13">Т</text:span></text:p>
      <text:p text:style-name="P1"/>
      <text:p text:style-name="P3" loext:marker-style-name="T1"><text:span text:style-name="T5">П</text:span><text:span text:style-name="T1">о дисциплине</text:span><text:span text:style-name="T5">:</text:span><text:span text:style-name="T9"> </text:span><text:span text:style-name="T1">«</text:span><text:span text:style-name="T4">Введение в авиационную и ракетно-космическую технику</text:span><text:span text:style-name="T1">» </text:span></text:p>
      <text:p text:style-name="P3" loext:marker-style-name="T1"><text:span text:style-name="T5">Н</text:span><text:span text:style-name="T1">а тему</text:span><text:span text:style-name="T5">:</text:span><text:span text:style-name="T1"> «Полёт на корабле «Восток-1»</text:span></text:p>
      <text:p text:style-name="P7" loext:marker-style-name="T1"/>
      <text:p text:style-name="P7" loext:marker-style-name="T1"/>
      <text:p text:style-name="P4" loext:marker-style-name="T1"><text:span text:style-name="T1">Оценка: <text:s text:c="77"/>Выполнили:</text:span></text:p>
      <text:p text:style-name="P4" loext:marker-style-name="T1"><text:span text:style-name="T1">Подпись преподавателя: <text:s text:c="49"/>Группа М8О-1</text:span><text:span text:style-name="T11">07</text:span><text:span text:style-name="T6">БВ</text:span><text:span text:style-name="T1">-24</text:span><text:bookmark text:name="_GoBack"/></text:p>
      <text:p text:style-name="P4" loext:marker-style-name="T1"><text:span text:style-name="T1"><text:s text:c="92"/></text:span><text:span text:style-name="T5">Иванов</text:span><text:span text:style-name="T1"> А.И.</text:span></text:p>
      <text:p text:style-name="P4" loext:marker-style-name="T1"><text:span text:style-name="T1"><text:s text:c="92"/></text:span><text:span text:style-name="T5">Ивано</text:span><text:span text:style-name="T1">ва А.Л.</text:span></text:p>
      <text:p text:style-name="P4" loext:marker-style-name="T1"><text:span text:style-name="T1"><text:s text:c="92"/></text:span><text:span text:style-name="T5">Ивано</text:span><text:span text:style-name="T1">ва А.А.</text:span></text:p>
      <text:p text:style-name="P4" loext:marker-style-name="T1"><text:span text:style-name="T1"><text:s text:c="92"/></text:span><text:span text:style-name="T5">Иванов</text:span><text:span text:style-name="T1"> О.С.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8" loext:marker-style-name="T1"/>
      <text:p text:style-name="P3" loext:marker-style-name="T1"><text:span text:style-name="T1">Москва, 202</text:span><text:span text:style-name="T5">4</text:span></text:p>
      <text:p text:style-name="P9" loext:marker-style-name="T1"><text:soft-page-break/><text:span text:style-name="T5">Физическая модель</text:span></text:p>
      <text:p text:style-name="P10" loext:marker-style-name="T1"><text:span text:style-name="T5">Для моделирования выведения ракеты на орбиту, полёта ракеты по орбите и манёвров будут полезны следующие формулы</text:span></text:p>
      <text:list text:style-name="L1">
        <text:list-item>
          <text:p text:style-name="P11" loext:marker-style-name="T1"><text:span text:style-name="T5">Второй закон Ньютона и его общая форма — уравнение Мещерского</text:span></text:p>
          <text:list>
            <text:list-item>
              <text:p text:style-name="P11" loext:marker-style-name="T1"><text:span text:style-name="T5"><draw:frame draw:style-name="fr2" draw:name="Объект1" text:anchor-type="as-char" svg:y="-0.621cm" svg:width="2.614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2" loext:marker-style-name="T1"><text:span text:style-name="T1">Сила сопротивления воздуха</text:span></text:p>
          <text:list>
            <text:list-item>
              <text:p text:style-name="P12" loext:marker-style-name="T1"><text:span text:style-name="T1"><draw:frame draw:style-name="fr2" draw:name="Объект2" text:anchor-type="as-char" svg:y="-0.744cm" svg:width="2.681cm" svg:height="1.12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</text:list>
        </text:list-item>
        <text:list-item>
          <text:p text:style-name="P12" loext:marker-style-name="T1"><text:span text:style-name="T1">Уравнение Циолковского</text:span></text:p>
          <text:list>
            <text:list-item>
              <text:p text:style-name="P12" loext:marker-style-name="T1"><text:span text:style-name="T1"><draw:frame draw:style-name="fr2" draw:name="Объект3" text:anchor-type="as-char" svg:y="-0.684cm" svg:width="1.861cm" svg:height="1.1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</text:list>
        </text:list-item>
      </text:list>
      <text:p text:style-name="P13" loext:marker-style-name="T1"><text:span text:style-name="T1">Условимся, что наша станция вылета находится на экваторе, тем самым мы сможем облегчить расчёты, работая в двумерном пространстве.</text:span></text:p>
      <text:p text:style-name="P13" loext:marker-style-name="T1"><text:span text:style-name="T1"/></text:p>
      <text:p text:style-name="P13" loext:marker-style-name="T1"><text:span text:style-name="T1">Составим уравнение, по которому будет двигаться наша ракета. Воспользуемся уравнением </text:span><text:span text:style-name="T2">2-ого закона Ньютона</text:span><text:span text:style-name="T1">:</text:span></text:p>
      <text:p text:style-name="P13" loext:marker-style-name="T1"><text:span text:style-name="T1"><draw:frame draw:style-name="fr2" draw:name="Объект4" text:anchor-type="as-char" svg:y="-0.429cm" svg:width="3.551cm" svg:height="0.58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 loext:marker-style-name="T1"><text:span text:style-name="T1"/></text:p>
      <text:p text:style-name="P14" loext:marker-style-name="T1"><text:span text:style-name="T1">Далее будем работать для вывода ракеты на околоземную орбиту в декартовой системе координат (2-мерной): начало — центр Кербина, ось ординат направлена в сторону пусковой станции, а ось абсцисс в сторону вращения Кербина (Так, чтобы, когда мы вылетели мы находились в 1-ой четверти).</text:span></text:p>
      <text:p text:style-name="P14" loext:marker-style-name="T1"><text:span text:style-name="T1">Далее запишем закон Ньютона в проекциях на оси:</text:span></text:p>
      <text:p text:style-name="P14" loext:marker-style-name="T1"><text:span text:style-name="T1"><draw:frame draw:style-name="fr2" draw:name="Объект5" text:anchor-type="as-char" svg:y="-0.429cm" svg:width="4.068cm" svg:height="0.58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draw:frame draw:style-name="fr2" draw:name="Объект6" text:anchor-type="as-char" svg:y="-0.429cm" svg:width="4.11cm" svg:height="0.58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 loext:marker-style-name="T1"><text:span text:style-name="T7">Тогда для экономии топлива нам нужно во время взлёта поворачиваться на какой-то угол. </text:span><text:span text:style-name="T8">Пусть этот угол будет задаваться функцией </text:span><text:span text:style-name="T8"><draw:frame draw:style-name="fr1" draw:name="Объект7" text:anchor-type="as-char" svg:y="-0.388cm" svg:width="0.836cm" svg:height="0.51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. Тогда нам нужно решить — а как именно менять этот угол?</text:span></text:p>
      <text:p text:style-name="P16" loext:marker-style-name="T1"><text:span text:style-name="T5">&lt;Исследование функций изменений угла&gt;</text:span></text:p>
      <text:p text:style-name="P15" loext:marker-style-name="T1"><text:span text:style-name="T1">Тогда можем записать уравнения в проекциях на оси:</text:span></text:p>
      <text:p text:style-name="P15" loext:marker-style-name="T1"><text:span text:style-name="T1"><draw:frame draw:style-name="fr1" draw:name="Объект8" text:anchor-type="as-char" svg:y="-0.744cm" svg:width="7.966cm" svg:height="1.18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5" loext:marker-style-name="T1"><text:soft-page-break/><text:span text:style-name="T1"><draw:frame draw:style-name="fr1" draw:name="Объект9" text:anchor-type="as-char" svg:y="-0.744cm" svg:width="8.176cm" svg:height="1.18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5" loext:marker-style-name="T1"><text:span text:style-name="T1"/></text:p>
      <text:p text:style-name="P15" loext:marker-style-name="T1"><text:span text:style-name="T1">Далее т. к. мы работаем на околоземной Орбите (</text:span><text:span text:style-name="T10">r~R), </text:span><text:span text:style-name="T1">можно сказать, что </text:span><text:span text:style-name="T1"><draw:frame draw:style-name="fr1" draw:name="Объект10" text:anchor-type="as-char" svg:y="-0.621cm" svg:width="1.385cm" svg:height="1.064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. Тогда деля на массу, получим уравнение изменения ускорения:</text:span></text:p>
      <text:p text:style-name="P15" loext:marker-style-name="T1"><text:span text:style-name="T1"><draw:frame draw:style-name="fr1" draw:name="Объект11" text:anchor-type="as-char" svg:y="-0.744cm" svg:width="6.869cm" svg:height="1.1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15" loext:marker-style-name="T1"><text:span text:style-name="T1"><draw:frame draw:style-name="fr1" draw:name="Объект12" text:anchor-type="as-char" svg:y="-0.744cm" svg:width="7.091cm" svg:height="1.12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5" loext:marker-style-name="T1"><text:span text:style-name="T1">Теперь, когда мы уже начали выводить ракету на орбиту в один момент нам нужно будет отключить двигатели: когда наш прогнозируемый апоцентр станет равным </text:span><text:span text:style-name="T3">необходимом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7:28:24.244000000</meta:creation-date>
    <dc:date>2024-11-20T12:38:28.981000000</dc:date>
    <meta:editing-duration>PT5M3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12" meta:page-count="3" meta:paragraph-count="39" meta:word-count="269" meta:character-count="2429" meta:non-whitespace-character-count="1697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 mathvariant="italic">ma</mi>
      </mrow>
      <mi>;</mi>
      <mrow>
        <mi>F</mi>
        <mo stretchy="false">=</mo>
        <mfrac>
          <mi mathvariant="italic">dp</mi>
          <mi mathvariant="italic">dt</mi>
        </mfrac>
      </mrow>
    </mrow>
    <annotation encoding="StarMath 5.0">F=ma; F = frac dp dt</annotation>
  </semantics>
</math>
</file>

<file path=Object 10/content.xml><?xml version="1.0" encoding="utf-8"?>
<math xmlns="http://www.w3.org/1998/Math/MathML" display="block">
  <semantics>
    <mrow>
      <mfrac>
        <mi mathvariant="italic">GM</mi>
        <msup>
          <mi>r</mi>
          <mn>2</mn>
        </msup>
      </mfrac>
      <mo stretchy="false">=</mo>
      <mi>g</mi>
    </mrow>
    <annotation encoding="StarMath 5.0">frac GM r^2 =g</annotation>
  </semantics>
</math>
</file>

<file path=Object 11/content.xml><?xml version="1.0" encoding="utf-8"?>
<math xmlns="http://www.w3.org/1998/Math/MathML" display="block">
  <semantics>
    <mrow>
      <mrow>
        <msub>
          <mi>a</mi>
          <mi>x</mi>
        </msub>
        <mo stretchy="false">=</mo>
        <mrow>
          <mo stretchy="false">−</mo>
          <mi mathvariant="italic">gsin</mi>
        </mrow>
      </mrow>
      <mrow>
        <mi>α</mi>
        <mo stretchy="false">−</mo>
        <mfrac>
          <mrow>
            <msub>
              <mi>C</mi>
              <mi>f</mi>
            </msub>
            <msup>
              <mi mathvariant="italic">pSV</mi>
              <mn>2</mn>
            </msup>
          </mrow>
          <mrow>
            <mn>2</mn>
            <mi>m</mi>
          </mrow>
        </mfrac>
      </mrow>
      <mi>sin</mi>
      <mrow>
        <mi>α</mi>
        <mo stretchy="false">+</mo>
        <mfrac>
          <msub>
            <mi>F</mi>
            <mi mathvariant="italic">тяги</mi>
          </msub>
          <mi>m</mi>
        </mfrac>
      </mrow>
      <mi>sin</mi>
      <mi>α</mi>
    </mrow>
    <annotation encoding="StarMath 5.0">a _ x = -gsin %alpha - frac { C_f pSV^2} {2m} sin%alpha + frac F_тяги m sin%alpha</annotation>
  </semantics>
</math>
</file>

<file path=Object 12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stretchy="false">−</mo>
          <mi mathvariant="italic">gcos</mi>
        </mrow>
      </mrow>
      <mrow>
        <mi>α</mi>
        <mo stretchy="false">−</mo>
        <mfrac>
          <mrow>
            <msub>
              <mi>C</mi>
              <mi>f</mi>
            </msub>
            <msup>
              <mi mathvariant="italic">pSV</mi>
              <mn>2</mn>
            </msup>
          </mrow>
          <mrow>
            <mn>2</mn>
            <mi>m</mi>
          </mrow>
        </mfrac>
      </mrow>
      <mi>cos</mi>
      <mrow>
        <mi>α</mi>
        <mo stretchy="false">+</mo>
        <mfrac>
          <msub>
            <mi>F</mi>
            <mi mathvariant="italic">тяги</mi>
          </msub>
          <mi>m</mi>
        </mfrac>
      </mrow>
      <mi>cos</mi>
      <mi>α</mi>
    </mrow>
    <annotation encoding="StarMath 5.0">a _ y = -gcos %alpha -frac { C_f pSV^2} {2m} cos%alpha + frac F_тяги m cos%alpha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row>
          <msub>
            <mi>C</mi>
            <mi>f</mi>
          </msub>
          <mo stretchy="false">∗</mo>
          <msup>
            <mi mathvariant="italic">pV</mi>
            <mn>2</mn>
          </msup>
          <mo stretchy="false">∗</mo>
          <mi>S</mi>
        </mrow>
        <mn>2</mn>
      </mfrac>
    </mrow>
    <annotation encoding="StarMath 5.0">R=frac C_f*pV^2*S 2
</annotation>
  </semantics>
</math>
</file>

<file path=Object 3/content.xml><?xml version="1.0" encoding="utf-8"?>
<math xmlns="http://www.w3.org/1998/Math/MathML" display="block">
  <semantics>
    <mrow>
      <mrow>
        <mi>V</mi>
        <mo stretchy="false">=</mo>
        <mi>I</mi>
      </mrow>
      <mi>ln</mi>
      <mfrac>
        <msub>
          <mi>m</mi>
          <mn>0</mn>
        </msub>
        <msub>
          <mi>m</mi>
          <mn>1</mn>
        </msub>
      </mfrac>
    </mrow>
    <annotation encoding="StarMath 5.0">V=I ln frac m_0 m_1</annotation>
  </semantics>
</math>
</file>

<file path=Object 4/content.xml><?xml version="1.0" encoding="utf-8"?>
<math xmlns="http://www.w3.org/1998/Math/MathML" display="block">
  <semantics>
    <mrow>
      <mi>m</mi>
      <mrow>
        <mover accent="true">
          <mi>a</mi>
          <mo stretchy="false">⃗</mo>
        </mover>
        <mo stretchy="false">=</mo>
        <mrow>
          <mover accent="true">
            <msub>
              <mi>F</mi>
              <mi mathvariant="italic">тяж</mi>
            </msub>
            <mo stretchy="false">⃗</mo>
          </mover>
          <mo stretchy="false">+</mo>
          <mover accent="true">
            <mi>R</mi>
            <mo stretchy="false">⃗</mo>
          </mover>
          <mo stretchy="false">+</mo>
          <mover accent="true">
            <msub>
              <mi>F</mi>
              <mi mathvariant="italic">тяги</mi>
            </msub>
            <mo stretchy="false">⃗</mo>
          </mover>
        </mrow>
      </mrow>
    </mrow>
    <annotation encoding="StarMath 5.0">m{vec a} = vec F_тяж + vec R + vec F_тяги</annotation>
  </semantics>
</math>
</file>

<file path=Object 5/content.xml><?xml version="1.0" encoding="utf-8"?>
<math xmlns="http://www.w3.org/1998/Math/MathML" display="block">
  <semantics>
    <mrow>
      <mi>m</mi>
      <mrow>
        <msub>
          <mover accent="true">
            <mi>a</mi>
            <mo stretchy="false">⃗</mo>
          </mover>
          <mi>x</mi>
        </msub>
        <mo stretchy="false">=</mo>
        <mrow>
          <mover accent="true">
            <msub>
              <mi>F</mi>
              <mi mathvariant="italic">тяжx</mi>
            </msub>
            <mo stretchy="false">⃗</mo>
          </mover>
          <mo stretchy="false">+</mo>
          <mover accent="true">
            <msub>
              <mi>R</mi>
              <mi>x</mi>
            </msub>
            <mo stretchy="false">⃗</mo>
          </mover>
          <mo stretchy="false">+</mo>
          <mover accent="true">
            <msub>
              <mi>F</mi>
              <mi mathvariant="italic">тягиx</mi>
            </msub>
            <mo stretchy="false">⃗</mo>
          </mover>
        </mrow>
      </mrow>
    </mrow>
    <annotation encoding="StarMath 5.0">{ m{vec a} _ x = {vec F_тяжx + vec R_x + vec F_тягиx} }
</annotation>
  </semantics>
</math>
</file>

<file path=Object 6/content.xml><?xml version="1.0" encoding="utf-8"?>
<math xmlns="http://www.w3.org/1998/Math/MathML" display="block">
  <semantics>
    <mrow>
      <mi>m</mi>
      <mrow>
        <msub>
          <mover accent="true">
            <mi>a</mi>
            <mo stretchy="false">⃗</mo>
          </mover>
          <mi>y</mi>
        </msub>
        <mo stretchy="false">=</mo>
        <mrow>
          <mover accent="true">
            <msub>
              <mi>F</mi>
              <mi mathvariant="italic">тяжy</mi>
            </msub>
            <mo stretchy="false">⃗</mo>
          </mover>
          <mo stretchy="false">+</mo>
          <mover accent="true">
            <msub>
              <mi>R</mi>
              <mi>y</mi>
            </msub>
            <mo stretchy="false">⃗</mo>
          </mover>
          <mo stretchy="false">+</mo>
          <mover accent="true">
            <msub>
              <mi>F</mi>
              <mi mathvariant="italic">тягиy</mi>
            </msub>
            <mo stretchy="false">⃗</mo>
          </mover>
        </mrow>
      </mrow>
    </mrow>
    <annotation encoding="StarMath 5.0">{ m{vec a} _ y
 = {vec F_тяжy
 + vec R_y + vec F_тягиy} }
</annotation>
  </semantics>
</math>
</file>

<file path=Object 7/content.xml><?xml version="1.0" encoding="utf-8"?>
<math xmlns="http://www.w3.org/1998/Math/MathML" display="block">
  <semantics>
    <mrow>
      <mi>α</mi>
      <mrow>
        <mo fence="true" form="prefix" stretchy="false">(</mo>
        <mrow>
          <mi>h</mi>
        </mrow>
        <mo fence="true" form="postfix" stretchy="false">)</mo>
      </mrow>
    </mrow>
    <annotation encoding="StarMath 5.0">{%alpha(h) }</annotation>
  </semantics>
</math>
</file>

<file path=Object 8/content.xml><?xml version="1.0" encoding="utf-8"?>
<math xmlns="http://www.w3.org/1998/Math/MathML" display="block">
  <semantics>
    <mrow>
      <mrow>
        <msub>
          <mi mathvariant="italic">ma</mi>
          <mi>x</mi>
        </msub>
        <mo stretchy="false">=</mo>
        <mrow>
          <mo stretchy="false">−</mo>
          <mfrac>
            <mi mathvariant="italic">GMm</mi>
            <msup>
              <mi>r</mi>
              <mn>2</mn>
            </msup>
          </mfrac>
        </mrow>
      </mrow>
      <mi>sin</mi>
      <mrow>
        <mi>α</mi>
        <mo stretchy="false">−</mo>
        <mfrac>
          <mrow>
            <msub>
              <mi>C</mi>
              <mi>f</mi>
            </msub>
            <msup>
              <mi mathvariant="italic">pSV</mi>
              <mn>2</mn>
            </msup>
          </mrow>
          <mn>2</mn>
        </mfrac>
      </mrow>
      <mi>sin</mi>
      <mrow>
        <mi>α</mi>
        <mo stretchy="false">+</mo>
        <msub>
          <mi>F</mi>
          <mi mathvariant="italic">тяги</mi>
        </msub>
      </mrow>
      <mi>sin</mi>
      <mi>α</mi>
    </mrow>
    <annotation encoding="StarMath 5.0">ma _ x = -frac GMm r^2 sin %alpha -frac { C_f pSV^2} 2 sin%alpha +F_тяги sin%alpha</annotation>
  </semantics>
</math>
</file>

<file path=Object 9/content.xml><?xml version="1.0" encoding="utf-8"?>
<math xmlns="http://www.w3.org/1998/Math/MathML" display="block">
  <semantics>
    <mrow>
      <mrow>
        <msub>
          <mi mathvariant="italic">ma</mi>
          <mi>y</mi>
        </msub>
        <mo stretchy="false">=</mo>
        <mrow>
          <mo stretchy="false">−</mo>
          <mfrac>
            <mi mathvariant="italic">GMm</mi>
            <msup>
              <mi>r</mi>
              <mn>2</mn>
            </msup>
          </mfrac>
        </mrow>
      </mrow>
      <mi>cos</mi>
      <mrow>
        <mi>α</mi>
        <mo stretchy="false">−</mo>
        <mfrac>
          <mrow>
            <msub>
              <mi>C</mi>
              <mi>f</mi>
            </msub>
            <msup>
              <mi mathvariant="italic">pSV</mi>
              <mn>2</mn>
            </msup>
          </mrow>
          <mn>2</mn>
        </mfrac>
      </mrow>
      <mi>cos</mi>
      <mrow>
        <mi>α</mi>
        <mo stretchy="false">+</mo>
        <msub>
          <mi>F</mi>
          <mi mathvariant="italic">тяги</mi>
        </msub>
      </mrow>
      <mi>cos</mi>
      <mi>α</mi>
    </mrow>
    <annotation encoding="StarMath 5.0">{ { ma _ y = - { frac { GMm } { r ^ 2 } } } cos { %alpha - { frac { { C _ f pSV ^ 2 } } { 2 } } } cos { %alpha + F _ тяги } cos %alpha }</annotation>
  </semantics>
</math>
</file>